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2.19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91.3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account.group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row table:style-name="ro1">
          <table:table-cell table:formula="of:=CONCATENATE(&quot;xtiger_cc_&quot;;[.B1])" office:value-type="string" office:string-value="xtiger_cc_1_1_01_01" calcext:value-type="string">
            <text:p>xtiger_cc_1_1_01_01</text:p>
          </table:table-cell>
          <table:table-cell table:formula="of:=SUBSTITUTE([.C1];&quot;.&quot;;&quot;_&quot;)" office:value-type="string" office:string-value="1_1_01_01" calcext:value-type="string">
            <text:p>1_1_01_01</text:p>
          </table:table-cell>
          <table:table-cell office:value-type="string" calcext:value-type="string">
            <text:p>1.1.01.01</text:p>
          </table:table-cell>
          <table:table-cell office:value-type="string" calcext:value-type="string">
            <text:p>Caixa</text:p>
          </table:table-cell>
        </table:table-row>
        <table:table-row table:style-name="ro1">
          <table:table-cell table:formula="of:=CONCATENATE(&quot;xtiger_cc_&quot;;[.B2])" office:value-type="string" office:string-value="xtiger_cc_1_1_01_02" calcext:value-type="string">
            <text:p>xtiger_cc_1_1_01_02</text:p>
          </table:table-cell>
          <table:table-cell table:formula="of:=SUBSTITUTE([.C2];&quot;.&quot;;&quot;_&quot;)" office:value-type="string" office:string-value="1_1_01_02" calcext:value-type="string">
            <text:p>1_1_01_02</text:p>
          </table:table-cell>
          <table:table-cell office:value-type="string" calcext:value-type="string">
            <text:p>1.1.01.02</text:p>
          </table:table-cell>
          <table:table-cell office:value-type="string" calcext:value-type="string">
            <text:p>Banco Conta Movimento</text:p>
          </table:table-cell>
        </table:table-row>
        <table:table-row table:style-name="ro1">
          <table:table-cell table:formula="of:=CONCATENATE(&quot;xtiger_cc_&quot;;[.B3])" office:value-type="string" office:string-value="xtiger_cc_1_1_01_03" calcext:value-type="string">
            <text:p>xtiger_cc_1_1_01_03</text:p>
          </table:table-cell>
          <table:table-cell table:formula="of:=SUBSTITUTE([.C3];&quot;.&quot;;&quot;_&quot;)" office:value-type="string" office:string-value="1_1_01_03" calcext:value-type="string">
            <text:p>1_1_01_03</text:p>
          </table:table-cell>
          <table:table-cell office:value-type="string" calcext:value-type="string">
            <text:p>1.1.01.03</text:p>
          </table:table-cell>
          <table:table-cell office:value-type="string" calcext:value-type="string">
            <text:p>Aplicações Financeiras</text:p>
          </table:table-cell>
        </table:table-row>
        <table:table-row table:style-name="ro1">
          <table:table-cell table:formula="of:=CONCATENATE(&quot;xtiger_cc_&quot;;[.B4])" office:value-type="string" office:string-value="xtiger_cc_1_1_02" calcext:value-type="string">
            <text:p>xtiger_cc_1_1_02</text:p>
          </table:table-cell>
          <table:table-cell table:formula="of:=SUBSTITUTE([.C4];&quot;.&quot;;&quot;_&quot;)" office:value-type="string" office:string-value="1_1_02" calcext:value-type="string">
            <text:p>1_1_02</text:p>
          </table:table-cell>
          <table:table-cell office:value-type="string" calcext:value-type="string">
            <text:p>1.1.02</text:p>
          </table:table-cell>
          <table:table-cell office:value-type="string" calcext:value-type="string">
            <text:p>Créditos</text:p>
          </table:table-cell>
        </table:table-row>
        <table:table-row table:style-name="ro1">
          <table:table-cell table:formula="of:=CONCATENATE(&quot;xtiger_cc_&quot;;[.B5])" office:value-type="string" office:string-value="xtiger_cc_1_1_02_01" calcext:value-type="string">
            <text:p>xtiger_cc_1_1_02_01</text:p>
          </table:table-cell>
          <table:table-cell table:formula="of:=SUBSTITUTE([.C5];&quot;.&quot;;&quot;_&quot;)" office:value-type="string" office:string-value="1_1_02_01" calcext:value-type="string">
            <text:p>1_1_02_01</text:p>
          </table:table-cell>
          <table:table-cell office:value-type="string" calcext:value-type="string">
            <text:p>1.1.02.01</text:p>
          </table:table-cell>
          <table:table-cell office:value-type="string" calcext:value-type="string">
            <text:p>Clientes</text:p>
          </table:table-cell>
        </table:table-row>
        <table:table-row table:style-name="ro1">
          <table:table-cell table:formula="of:=CONCATENATE(&quot;xtiger_cc_&quot;;[.B6])" office:value-type="string" office:string-value="xtiger_cc_1_1_02_02" calcext:value-type="string">
            <text:p>xtiger_cc_1_1_02_02</text:p>
          </table:table-cell>
          <table:table-cell table:formula="of:=SUBSTITUTE([.C6];&quot;.&quot;;&quot;_&quot;)" office:value-type="string" office:string-value="1_1_02_02" calcext:value-type="string">
            <text:p>1_1_02_02</text:p>
          </table:table-cell>
          <table:table-cell office:value-type="string" calcext:value-type="string">
            <text:p>1.1.02.02</text:p>
          </table:table-cell>
          <table:table-cell office:value-type="string" calcext:value-type="string">
            <text:p>(-) Desconto de Duplicatas</text:p>
          </table:table-cell>
        </table:table-row>
        <table:table-row table:style-name="ro1">
          <table:table-cell table:formula="of:=CONCATENATE(&quot;xtiger_cc_&quot;;[.B7])" office:value-type="string" office:string-value="xtiger_cc_1_1_02_03" calcext:value-type="string">
            <text:p>xtiger_cc_1_1_02_03</text:p>
          </table:table-cell>
          <table:table-cell table:formula="of:=SUBSTITUTE([.C7];&quot;.&quot;;&quot;_&quot;)" office:value-type="string" office:string-value="1_1_02_03" calcext:value-type="string">
            <text:p>1_1_02_03</text:p>
          </table:table-cell>
          <table:table-cell office:value-type="string" calcext:value-type="string">
            <text:p>1.1.02.03</text:p>
          </table:table-cell>
          <table:table-cell office:value-type="string" calcext:value-type="string">
            <text:p>Adiantamentos Diversos</text:p>
          </table:table-cell>
        </table:table-row>
        <table:table-row table:style-name="ro1">
          <table:table-cell table:formula="of:=CONCATENATE(&quot;xtiger_cc_&quot;;[.B8])" office:value-type="string" office:string-value="xtiger_cc_1_1_02_04" calcext:value-type="string">
            <text:p>xtiger_cc_1_1_02_04</text:p>
          </table:table-cell>
          <table:table-cell table:formula="of:=SUBSTITUTE([.C8];&quot;.&quot;;&quot;_&quot;)" office:value-type="string" office:string-value="1_1_02_04" calcext:value-type="string">
            <text:p>1_1_02_04</text:p>
          </table:table-cell>
          <table:table-cell office:value-type="string" calcext:value-type="string">
            <text:p>1.1.02.04</text:p>
          </table:table-cell>
          <table:table-cell office:value-type="string" calcext:value-type="string">
            <text:p>Outras Contas a Receber</text:p>
          </table:table-cell>
        </table:table-row>
        <table:table-row table:style-name="ro1">
          <table:table-cell table:formula="of:=CONCATENATE(&quot;xtiger_cc_&quot;;[.B9])" office:value-type="string" office:string-value="xtiger_cc_1_1_03" calcext:value-type="string">
            <text:p>xtiger_cc_1_1_03</text:p>
          </table:table-cell>
          <table:table-cell table:formula="of:=SUBSTITUTE([.C9];&quot;.&quot;;&quot;_&quot;)" office:value-type="string" office:string-value="1_1_03" calcext:value-type="string">
            <text:p>1_1_03</text:p>
          </table:table-cell>
          <table:table-cell office:value-type="string" calcext:value-type="string">
            <text:p>1.1.03</text:p>
          </table:table-cell>
          <table:table-cell office:value-type="string" calcext:value-type="string">
            <text:p>Estoques</text:p>
          </table:table-cell>
        </table:table-row>
        <table:table-row table:style-name="ro1">
          <table:table-cell table:formula="of:=CONCATENATE(&quot;xtiger_cc_&quot;;[.B10])" office:value-type="string" office:string-value="xtiger_cc_1_1_03_01" calcext:value-type="string">
            <text:p>xtiger_cc_1_1_03_01</text:p>
          </table:table-cell>
          <table:table-cell table:formula="of:=SUBSTITUTE([.C10];&quot;.&quot;;&quot;_&quot;)" office:value-type="string" office:string-value="1_1_03_01" calcext:value-type="string">
            <text:p>1_1_03_01</text:p>
          </table:table-cell>
          <table:table-cell office:value-type="string" calcext:value-type="string">
            <text:p>1.1.03.01</text:p>
          </table:table-cell>
          <table:table-cell office:value-type="string" calcext:value-type="string">
            <text:p>Produção</text:p>
          </table:table-cell>
        </table:table-row>
        <table:table-row table:style-name="ro1">
          <table:table-cell table:formula="of:=CONCATENATE(&quot;xtiger_cc_&quot;;[.B11])" office:value-type="string" office:string-value="xtiger_cc_1_1_03_02" calcext:value-type="string">
            <text:p>xtiger_cc_1_1_03_02</text:p>
          </table:table-cell>
          <table:table-cell table:formula="of:=SUBSTITUTE([.C11];&quot;.&quot;;&quot;_&quot;)" office:value-type="string" office:string-value="1_1_03_02" calcext:value-type="string">
            <text:p>1_1_03_02</text:p>
          </table:table-cell>
          <table:table-cell office:value-type="string" calcext:value-type="string">
            <text:p>1.1.03.02</text:p>
          </table:table-cell>
          <table:table-cell office:value-type="string" calcext:value-type="string">
            <text:p>Mercadoria</text:p>
          </table:table-cell>
        </table:table-row>
        <table:table-row table:style-name="ro1">
          <table:table-cell table:formula="of:=CONCATENATE(&quot;xtiger_cc_&quot;;[.B12])" office:value-type="string" office:string-value="xtiger_cc_1_1_03_03" calcext:value-type="string">
            <text:p>xtiger_cc_1_1_03_03</text:p>
          </table:table-cell>
          <table:table-cell table:formula="of:=SUBSTITUTE([.C12];&quot;.&quot;;&quot;_&quot;)" office:value-type="string" office:string-value="1_1_03_03" calcext:value-type="string">
            <text:p>1_1_03_03</text:p>
          </table:table-cell>
          <table:table-cell office:value-type="string" calcext:value-type="string">
            <text:p>1.1.03.03</text:p>
          </table:table-cell>
          <table:table-cell office:value-type="string" calcext:value-type="string">
            <text:p>Matéria Prima – Embalagens</text:p>
          </table:table-cell>
        </table:table-row>
        <table:table-row table:style-name="ro1">
          <table:table-cell table:formula="of:=CONCATENATE(&quot;xtiger_cc_&quot;;[.B13])" office:value-type="string" office:string-value="xtiger_cc_1_1_03_04" calcext:value-type="string">
            <text:p>xtiger_cc_1_1_03_04</text:p>
          </table:table-cell>
          <table:table-cell table:formula="of:=SUBSTITUTE([.C13];&quot;.&quot;;&quot;_&quot;)" office:value-type="string" office:string-value="1_1_03_04" calcext:value-type="string">
            <text:p>1_1_03_04</text:p>
          </table:table-cell>
          <table:table-cell office:value-type="string" calcext:value-type="string">
            <text:p>1.1.03.04</text:p>
          </table:table-cell>
          <table:table-cell office:value-type="string" calcext:value-type="string">
            <text:p>Almoxarifado</text:p>
          </table:table-cell>
        </table:table-row>
        <table:table-row table:style-name="ro1">
          <table:table-cell table:formula="of:=CONCATENATE(&quot;xtiger_cc_&quot;;[.B14])" office:value-type="string" office:string-value="xtiger_cc_1_1_03_05" calcext:value-type="string">
            <text:p>xtiger_cc_1_1_03_05</text:p>
          </table:table-cell>
          <table:table-cell table:formula="of:=SUBSTITUTE([.C14];&quot;.&quot;;&quot;_&quot;)" office:value-type="string" office:string-value="1_1_03_05" calcext:value-type="string">
            <text:p>1_1_03_05</text:p>
          </table:table-cell>
          <table:table-cell office:value-type="string" calcext:value-type="string">
            <text:p>1.1.03.05</text:p>
          </table:table-cell>
          <table:table-cell office:value-type="string" calcext:value-type="string">
            <text:p>Ajustes de Estoque</text:p>
          </table:table-cell>
        </table:table-row>
        <table:table-row table:style-name="ro1">
          <table:table-cell table:formula="of:=CONCATENATE(&quot;xtiger_cc_&quot;;[.B15])" office:value-type="string" office:string-value="xtiger_cc_1_1_04" calcext:value-type="string">
            <text:p>xtiger_cc_1_1_04</text:p>
          </table:table-cell>
          <table:table-cell table:formula="of:=SUBSTITUTE([.C15];&quot;.&quot;;&quot;_&quot;)" office:value-type="string" office:string-value="1_1_04" calcext:value-type="string">
            <text:p>1_1_04</text:p>
          </table:table-cell>
          <table:table-cell office:value-type="string" calcext:value-type="string">
            <text:p>1.1.04</text:p>
          </table:table-cell>
          <table:table-cell office:value-type="string" calcext:value-type="string">
            <text:p>Valores e Créditos Recuperáveis</text:p>
          </table:table-cell>
        </table:table-row>
        <table:table-row table:style-name="ro1">
          <table:table-cell table:formula="of:=CONCATENATE(&quot;xtiger_cc_&quot;;[.B16])" office:value-type="string" office:string-value="xtiger_cc_1_1_04_01" calcext:value-type="string">
            <text:p>xtiger_cc_1_1_04_01</text:p>
          </table:table-cell>
          <table:table-cell table:formula="of:=SUBSTITUTE([.C16];&quot;.&quot;;&quot;_&quot;)" office:value-type="string" office:string-value="1_1_04_01" calcext:value-type="string">
            <text:p>1_1_04_01</text:p>
          </table:table-cell>
          <table:table-cell office:value-type="string" calcext:value-type="string">
            <text:p>1.1.04.01</text:p>
          </table:table-cell>
          <table:table-cell office:value-type="string" calcext:value-type="string">
            <text:p>Impostos a Recuperar</text:p>
          </table:table-cell>
        </table:table-row>
        <table:table-row table:style-name="ro1">
          <table:table-cell table:formula="of:=CONCATENATE(&quot;xtiger_cc_&quot;;[.B17])" office:value-type="string" office:string-value="xtiger_cc_1_1_04_02" calcext:value-type="string">
            <text:p>xtiger_cc_1_1_04_02</text:p>
          </table:table-cell>
          <table:table-cell table:formula="of:=SUBSTITUTE([.C17];&quot;.&quot;;&quot;_&quot;)" office:value-type="string" office:string-value="1_1_04_02" calcext:value-type="string">
            <text:p>1_1_04_02</text:p>
          </table:table-cell>
          <table:table-cell office:value-type="string" calcext:value-type="string">
            <text:p>1.1.04.02</text:p>
          </table:table-cell>
          <table:table-cell office:value-type="string" calcext:value-type="string">
            <text:p>Impostos a Compensar</text:p>
          </table:table-cell>
        </table:table-row>
        <table:table-row table:style-name="ro1">
          <table:table-cell table:formula="of:=CONCATENATE(&quot;xtiger_cc_&quot;;[.B18])" office:value-type="string" office:string-value="xtiger_cc_1_1_04_03" calcext:value-type="string">
            <text:p>xtiger_cc_1_1_04_03</text:p>
          </table:table-cell>
          <table:table-cell table:formula="of:=SUBSTITUTE([.C18];&quot;.&quot;;&quot;_&quot;)" office:value-type="string" office:string-value="1_1_04_03" calcext:value-type="string">
            <text:p>1_1_04_03</text:p>
          </table:table-cell>
          <table:table-cell office:value-type="string" calcext:value-type="string">
            <text:p>1.1.04.03</text:p>
          </table:table-cell>
          <table:table-cell office:value-type="string" calcext:value-type="string">
            <text:p>Outros Créditos</text:p>
          </table:table-cell>
        </table:table-row>
        <table:table-row table:style-name="ro1">
          <table:table-cell table:formula="of:=CONCATENATE(&quot;xtiger_cc_&quot;;[.B19])" office:value-type="string" office:string-value="xtiger_cc_1_2" calcext:value-type="string">
            <text:p>xtiger_cc_1_2</text:p>
          </table:table-cell>
          <table:table-cell table:formula="of:=SUBSTITUTE([.C19];&quot;.&quot;;&quot;_&quot;)" office:value-type="string" office:string-value="1_2" calcext:value-type="string">
            <text:p>1_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Ativo Não Circulante</text:p>
          </table:table-cell>
        </table:table-row>
        <table:table-row table:style-name="ro1">
          <table:table-cell table:formula="of:=CONCATENATE(&quot;xtiger_cc_&quot;;[.B20])" office:value-type="string" office:string-value="xtiger_cc_1_2_01" calcext:value-type="string">
            <text:p>xtiger_cc_1_2_01</text:p>
          </table:table-cell>
          <table:table-cell table:formula="of:=SUBSTITUTE([.C20];&quot;.&quot;;&quot;_&quot;)" office:value-type="string" office:string-value="1_2_01" calcext:value-type="string">
            <text:p>1_2_01</text:p>
          </table:table-cell>
          <table:table-cell office:value-type="string" calcext:value-type="string">
            <text:p>1.2.01</text:p>
          </table:table-cell>
          <table:table-cell office:value-type="string" calcext:value-type="string">
            <text:p>Realizável a Longo Prazo</text:p>
          </table:table-cell>
        </table:table-row>
        <table:table-row table:style-name="ro1">
          <table:table-cell table:formula="of:=CONCATENATE(&quot;xtiger_cc_&quot;;[.B21])" office:value-type="string" office:string-value="xtiger_cc_1_2_01_01" calcext:value-type="string">
            <text:p>xtiger_cc_1_2_01_01</text:p>
          </table:table-cell>
          <table:table-cell table:formula="of:=SUBSTITUTE([.C21];&quot;.&quot;;&quot;_&quot;)" office:value-type="string" office:string-value="1_2_01_01" calcext:value-type="string">
            <text:p>1_2_01_01</text:p>
          </table:table-cell>
          <table:table-cell office:value-type="string" calcext:value-type="string">
            <text:p>1.2.01.01</text:p>
          </table:table-cell>
          <table:table-cell office:value-type="string" calcext:value-type="string">
            <text:p>Créditos e Valores Realizáveis</text:p>
          </table:table-cell>
        </table:table-row>
        <table:table-row table:style-name="ro1">
          <table:table-cell table:formula="of:=CONCATENATE(&quot;xtiger_cc_&quot;;[.B22])" office:value-type="string" office:string-value="xtiger_cc_1_2_02" calcext:value-type="string">
            <text:p>xtiger_cc_1_2_02</text:p>
          </table:table-cell>
          <table:table-cell table:formula="of:=SUBSTITUTE([.C22];&quot;.&quot;;&quot;_&quot;)" office:value-type="string" office:string-value="1_2_02" calcext:value-type="string">
            <text:p>1_2_02</text:p>
          </table:table-cell>
          <table:table-cell office:value-type="string" calcext:value-type="string">
            <text:p>1.2.02</text:p>
          </table:table-cell>
          <table:table-cell office:value-type="string" calcext:value-type="string">
            <text:p>Investimentos</text:p>
          </table:table-cell>
        </table:table-row>
        <table:table-row table:style-name="ro1">
          <table:table-cell table:formula="of:=CONCATENATE(&quot;xtiger_cc_&quot;;[.B23])" office:value-type="string" office:string-value="xtiger_cc_1_2_02_01" calcext:value-type="string">
            <text:p>xtiger_cc_1_2_02_01</text:p>
          </table:table-cell>
          <table:table-cell table:formula="of:=SUBSTITUTE([.C23];&quot;.&quot;;&quot;_&quot;)" office:value-type="string" office:string-value="1_2_02_01" calcext:value-type="string">
            <text:p>1_2_02_01</text:p>
          </table:table-cell>
          <table:table-cell office:value-type="string" calcext:value-type="string">
            <text:p>1.2.02.01</text:p>
          </table:table-cell>
          <table:table-cell office:value-type="string" calcext:value-type="string">
            <text:p>Investimentos Permanentes</text:p>
          </table:table-cell>
        </table:table-row>
        <table:table-row table:style-name="ro1">
          <table:table-cell table:formula="of:=CONCATENATE(&quot;xtiger_cc_&quot;;[.B24])" office:value-type="string" office:string-value="xtiger_cc_1_2_03" calcext:value-type="string">
            <text:p>xtiger_cc_1_2_03</text:p>
          </table:table-cell>
          <table:table-cell table:formula="of:=SUBSTITUTE([.C24];&quot;.&quot;;&quot;_&quot;)" office:value-type="string" office:string-value="1_2_03" calcext:value-type="string">
            <text:p>1_2_03</text:p>
          </table:table-cell>
          <table:table-cell office:value-type="string" calcext:value-type="string">
            <text:p>1.2.03</text:p>
          </table:table-cell>
          <table:table-cell office:value-type="string" calcext:value-type="string">
            <text:p>Imobilizado</text:p>
          </table:table-cell>
        </table:table-row>
        <table:table-row table:style-name="ro1">
          <table:table-cell table:formula="of:=CONCATENATE(&quot;xtiger_cc_&quot;;[.B25])" office:value-type="string" office:string-value="xtiger_cc_1_2_03_01" calcext:value-type="string">
            <text:p>xtiger_cc_1_2_03_01</text:p>
          </table:table-cell>
          <table:table-cell table:formula="of:=SUBSTITUTE([.C25];&quot;.&quot;;&quot;_&quot;)" office:value-type="string" office:string-value="1_2_03_01" calcext:value-type="string">
            <text:p>1_2_03_01</text:p>
          </table:table-cell>
          <table:table-cell office:value-type="string" calcext:value-type="string">
            <text:p>1.2.03.01</text:p>
          </table:table-cell>
          <table:table-cell office:value-type="string" calcext:value-type="string">
            <text:p>Bens em Operacao</text:p>
          </table:table-cell>
        </table:table-row>
        <table:table-row table:style-name="ro1">
          <table:table-cell table:formula="of:=CONCATENATE(&quot;xtiger_cc_&quot;;[.B26])" office:value-type="string" office:string-value="xtiger_cc_1_2_03_02" calcext:value-type="string">
            <text:p>xtiger_cc_1_2_03_02</text:p>
          </table:table-cell>
          <table:table-cell table:formula="of:=SUBSTITUTE([.C26];&quot;.&quot;;&quot;_&quot;)" office:value-type="string" office:string-value="1_2_03_02" calcext:value-type="string">
            <text:p>1_2_03_02</text:p>
          </table:table-cell>
          <table:table-cell office:value-type="string" calcext:value-type="string">
            <text:p>1.2.03.02</text:p>
          </table:table-cell>
          <table:table-cell office:value-type="string" calcext:value-type="string">
            <text:p>Imobilizações em Andamento</text:p>
          </table:table-cell>
        </table:table-row>
        <table:table-row table:style-name="ro1">
          <table:table-cell table:formula="of:=CONCATENATE(&quot;xtiger_cc_&quot;;[.B27])" office:value-type="string" office:string-value="xtiger_cc_1_2_03_03" calcext:value-type="string">
            <text:p>xtiger_cc_1_2_03_03</text:p>
          </table:table-cell>
          <table:table-cell table:formula="of:=SUBSTITUTE([.C27];&quot;.&quot;;&quot;_&quot;)" office:value-type="string" office:string-value="1_2_03_03" calcext:value-type="string">
            <text:p>1_2_03_03</text:p>
          </table:table-cell>
          <table:table-cell office:value-type="string" calcext:value-type="string">
            <text:p>1.2.03.03</text:p>
          </table:table-cell>
          <table:table-cell office:value-type="string" calcext:value-type="string">
            <text:p>(-) Depreciação</text:p>
          </table:table-cell>
        </table:table-row>
        <table:table-row table:style-name="ro1">
          <table:table-cell table:formula="of:=CONCATENATE(&quot;xtiger_cc_&quot;;[.B28])" office:value-type="string" office:string-value="xtiger_cc_2" calcext:value-type="string">
            <text:p>xtiger_cc_2</text:p>
          </table:table-cell>
          <table:table-cell table:formula="of:=SUBSTITUTE([.C28];&quot;.&quot;;&quot;_&quot;)" office:value-type="string" office:string-value="2" calcext:value-type="string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Passivo</text:p>
          </table:table-cell>
        </table:table-row>
        <table:table-row table:style-name="ro1">
          <table:table-cell table:formula="of:=CONCATENATE(&quot;xtiger_cc_&quot;;[.B29])" office:value-type="string" office:string-value="xtiger_cc_2_1" calcext:value-type="string">
            <text:p>xtiger_cc_2_1</text:p>
          </table:table-cell>
          <table:table-cell table:formula="of:=SUBSTITUTE([.C29];&quot;.&quot;;&quot;_&quot;)" office:value-type="string" office:string-value="2_1" calcext:value-type="string">
            <text:p>2_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Passivo Circulante</text:p>
          </table:table-cell>
        </table:table-row>
        <table:table-row table:style-name="ro1">
          <table:table-cell table:formula="of:=CONCATENATE(&quot;xtiger_cc_&quot;;[.B30])" office:value-type="string" office:string-value="xtiger_cc_2_1_01" calcext:value-type="string">
            <text:p>xtiger_cc_2_1_01</text:p>
          </table:table-cell>
          <table:table-cell table:formula="of:=SUBSTITUTE([.C30];&quot;.&quot;;&quot;_&quot;)" office:value-type="string" office:string-value="2_1_01" calcext:value-type="string">
            <text:p>2_1_01</text:p>
          </table:table-cell>
          <table:table-cell office:value-type="string" calcext:value-type="string">
            <text:p>2.1.01</text:p>
          </table:table-cell>
          <table:table-cell office:value-type="string" calcext:value-type="string">
            <text:p>Instituições Financeiras</text:p>
          </table:table-cell>
        </table:table-row>
        <table:table-row table:style-name="ro1">
          <table:table-cell table:formula="of:=CONCATENATE(&quot;xtiger_cc_&quot;;[.B31])" office:value-type="string" office:string-value="xtiger_cc_2_1_01_01" calcext:value-type="string">
            <text:p>xtiger_cc_2_1_01_01</text:p>
          </table:table-cell>
          <table:table-cell table:formula="of:=SUBSTITUTE([.C31];&quot;.&quot;;&quot;_&quot;)" office:value-type="string" office:string-value="2_1_01_01" calcext:value-type="string">
            <text:p>2_1_01_01</text:p>
          </table:table-cell>
          <table:table-cell office:value-type="string" calcext:value-type="string">
            <text:p>2.1.01.01</text:p>
          </table:table-cell>
          <table:table-cell office:value-type="string" calcext:value-type="string">
            <text:p>Empréstimos e Financiamentos</text:p>
          </table:table-cell>
        </table:table-row>
        <table:table-row table:style-name="ro1">
          <table:table-cell table:formula="of:=CONCATENATE(&quot;xtiger_cc_&quot;;[.B32])" office:value-type="string" office:string-value="xtiger_cc_2_1_02" calcext:value-type="string">
            <text:p>xtiger_cc_2_1_02</text:p>
          </table:table-cell>
          <table:table-cell table:formula="of:=SUBSTITUTE([.C32];&quot;.&quot;;&quot;_&quot;)" office:value-type="string" office:string-value="2_1_02" calcext:value-type="string">
            <text:p>2_1_02</text:p>
          </table:table-cell>
          <table:table-cell office:value-type="string" calcext:value-type="string">
            <text:p>2.1.02</text:p>
          </table:table-cell>
          <table:table-cell office:value-type="string" calcext:value-type="string">
            <text:p>Débitos</text:p>
          </table:table-cell>
        </table:table-row>
        <table:table-row table:style-name="ro1">
          <table:table-cell table:formula="of:=CONCATENATE(&quot;xtiger_cc_&quot;;[.B33])" office:value-type="string" office:string-value="xtiger_cc_2_1_02_01" calcext:value-type="string">
            <text:p>xtiger_cc_2_1_02_01</text:p>
          </table:table-cell>
          <table:table-cell table:formula="of:=SUBSTITUTE([.C33];&quot;.&quot;;&quot;_&quot;)" office:value-type="string" office:string-value="2_1_02_01" calcext:value-type="string">
            <text:p>2_1_02_01</text:p>
          </table:table-cell>
          <table:table-cell office:value-type="string" calcext:value-type="string">
            <text:p>2.1.02.01</text:p>
          </table:table-cell>
          <table:table-cell office:value-type="string" calcext:value-type="string">
            <text:p>Fornecedores</text:p>
          </table:table-cell>
        </table:table-row>
        <table:table-row table:style-name="ro1">
          <table:table-cell table:formula="of:=CONCATENATE(&quot;xtiger_cc_&quot;;[.B34])" office:value-type="string" office:string-value="xtiger_cc_2_1_02_02" calcext:value-type="string">
            <text:p>xtiger_cc_2_1_02_02</text:p>
          </table:table-cell>
          <table:table-cell table:formula="of:=SUBSTITUTE([.C34];&quot;.&quot;;&quot;_&quot;)" office:value-type="string" office:string-value="2_1_02_02" calcext:value-type="string">
            <text:p>2_1_02_02</text:p>
          </table:table-cell>
          <table:table-cell office:value-type="string" calcext:value-type="string">
            <text:p>2.1.02.02</text:p>
          </table:table-cell>
          <table:table-cell office:value-type="string" calcext:value-type="string">
            <text:p>Adiantamentos Diversos</text:p>
          </table:table-cell>
        </table:table-row>
        <table:table-row table:style-name="ro1">
          <table:table-cell table:formula="of:=CONCATENATE(&quot;xtiger_cc_&quot;;[.B35])" office:value-type="string" office:string-value="xtiger_cc_2_1_03" calcext:value-type="string">
            <text:p>xtiger_cc_2_1_03</text:p>
          </table:table-cell>
          <table:table-cell table:formula="of:=SUBSTITUTE([.C35];&quot;.&quot;;&quot;_&quot;)" office:value-type="string" office:string-value="2_1_03" calcext:value-type="string">
            <text:p>2_1_03</text:p>
          </table:table-cell>
          <table:table-cell office:value-type="string" calcext:value-type="string">
            <text:p>2.1.03</text:p>
          </table:table-cell>
          <table:table-cell office:value-type="string" calcext:value-type="string">
            <text:p>Obrigações Sociais e Trabalhistas</text:p>
          </table:table-cell>
        </table:table-row>
        <table:table-row table:style-name="ro1">
          <table:table-cell table:formula="of:=CONCATENATE(&quot;xtiger_cc_&quot;;[.B36])" office:value-type="string" office:string-value="xtiger_cc_2_1_03_01" calcext:value-type="string">
            <text:p>xtiger_cc_2_1_03_01</text:p>
          </table:table-cell>
          <table:table-cell table:formula="of:=SUBSTITUTE([.C36];&quot;.&quot;;&quot;_&quot;)" office:value-type="string" office:string-value="2_1_03_01" calcext:value-type="string">
            <text:p>2_1_03_01</text:p>
          </table:table-cell>
          <table:table-cell office:value-type="string" calcext:value-type="string">
            <text:p>2.1.03.01</text:p>
          </table:table-cell>
          <table:table-cell office:value-type="string" calcext:value-type="string">
            <text:p>Obrigacoes Trabalhistas e Previdenciária</text:p>
          </table:table-cell>
        </table:table-row>
        <table:table-row table:style-name="ro1">
          <table:table-cell table:formula="of:=CONCATENATE(&quot;xtiger_cc_&quot;;[.B37])" office:value-type="string" office:string-value="xtiger_cc_2_1_03_02" calcext:value-type="string">
            <text:p>xtiger_cc_2_1_03_02</text:p>
          </table:table-cell>
          <table:table-cell table:formula="of:=SUBSTITUTE([.C37];&quot;.&quot;;&quot;_&quot;)" office:value-type="string" office:string-value="2_1_03_02" calcext:value-type="string">
            <text:p>2_1_03_02</text:p>
          </table:table-cell>
          <table:table-cell office:value-type="string" calcext:value-type="string">
            <text:p>2.1.03.02</text:p>
          </table:table-cell>
          <table:table-cell office:value-type="string" calcext:value-type="string">
            <text:p>Provisao de Ferias e 13o Salarios</text:p>
          </table:table-cell>
        </table:table-row>
        <table:table-row table:style-name="ro1">
          <table:table-cell table:formula="of:=CONCATENATE(&quot;xtiger_cc_&quot;;[.B38])" office:value-type="string" office:string-value="xtiger_cc_2_1_04" calcext:value-type="string">
            <text:p>xtiger_cc_2_1_04</text:p>
          </table:table-cell>
          <table:table-cell table:formula="of:=SUBSTITUTE([.C38];&quot;.&quot;;&quot;_&quot;)" office:value-type="string" office:string-value="2_1_04" calcext:value-type="string">
            <text:p>2_1_04</text:p>
          </table:table-cell>
          <table:table-cell office:value-type="string" calcext:value-type="string">
            <text:p>2.1.04</text:p>
          </table:table-cell>
          <table:table-cell office:value-type="string" calcext:value-type="string">
            <text:p>Obrigacoes Tributarias</text:p>
          </table:table-cell>
        </table:table-row>
        <table:table-row table:style-name="ro1">
          <table:table-cell table:formula="of:=CONCATENATE(&quot;xtiger_cc_&quot;;[.B39])" office:value-type="string" office:string-value="xtiger_cc_2_1_04_01" calcext:value-type="string">
            <text:p>xtiger_cc_2_1_04_01</text:p>
          </table:table-cell>
          <table:table-cell table:formula="of:=SUBSTITUTE([.C39];&quot;.&quot;;&quot;_&quot;)" office:value-type="string" office:string-value="2_1_04_01" calcext:value-type="string">
            <text:p>2_1_04_01</text:p>
          </table:table-cell>
          <table:table-cell office:value-type="string" calcext:value-type="string">
            <text:p>2.1.04.01</text:p>
          </table:table-cell>
          <table:table-cell office:value-type="string" calcext:value-type="string">
            <text:p>Tributos Municipais</text:p>
          </table:table-cell>
        </table:table-row>
        <table:table-row table:style-name="ro1">
          <table:table-cell table:formula="of:=CONCATENATE(&quot;xtiger_cc_&quot;;[.B40])" office:value-type="string" office:string-value="xtiger_cc_2_1_04_02" calcext:value-type="string">
            <text:p>xtiger_cc_2_1_04_02</text:p>
          </table:table-cell>
          <table:table-cell table:formula="of:=SUBSTITUTE([.C40];&quot;.&quot;;&quot;_&quot;)" office:value-type="string" office:string-value="2_1_04_02" calcext:value-type="string">
            <text:p>2_1_04_02</text:p>
          </table:table-cell>
          <table:table-cell office:value-type="string" calcext:value-type="string">
            <text:p>2.1.04.02</text:p>
          </table:table-cell>
          <table:table-cell office:value-type="string" calcext:value-type="string">
            <text:p>Tributos Estaduais</text:p>
          </table:table-cell>
        </table:table-row>
        <table:table-row table:style-name="ro1">
          <table:table-cell table:formula="of:=CONCATENATE(&quot;xtiger_cc_&quot;;[.B41])" office:value-type="string" office:string-value="xtiger_cc_2_1_04_03" calcext:value-type="string">
            <text:p>xtiger_cc_2_1_04_03</text:p>
          </table:table-cell>
          <table:table-cell table:formula="of:=SUBSTITUTE([.C41];&quot;.&quot;;&quot;_&quot;)" office:value-type="string" office:string-value="2_1_04_03" calcext:value-type="string">
            <text:p>2_1_04_03</text:p>
          </table:table-cell>
          <table:table-cell office:value-type="string" calcext:value-type="string">
            <text:p>2.1.04.03</text:p>
          </table:table-cell>
          <table:table-cell office:value-type="string" calcext:value-type="string">
            <text:p>Tributos Federais</text:p>
          </table:table-cell>
        </table:table-row>
        <table:table-row table:style-name="ro1">
          <table:table-cell table:formula="of:=CONCATENATE(&quot;xtiger_cc_&quot;;[.B42])" office:value-type="string" office:string-value="xtiger_cc_2_1_09" calcext:value-type="string">
            <text:p>xtiger_cc_2_1_09</text:p>
          </table:table-cell>
          <table:table-cell table:formula="of:=SUBSTITUTE([.C42];&quot;.&quot;;&quot;_&quot;)" office:value-type="string" office:string-value="2_1_09" calcext:value-type="string">
            <text:p>2_1_09</text:p>
          </table:table-cell>
          <table:table-cell office:value-type="string" calcext:value-type="string">
            <text:p>2.1.09</text:p>
          </table:table-cell>
          <table:table-cell office:value-type="string" calcext:value-type="string">
            <text:p>Outras Contas a Pagar</text:p>
          </table:table-cell>
        </table:table-row>
        <table:table-row table:style-name="ro1">
          <table:table-cell table:formula="of:=CONCATENATE(&quot;xtiger_cc_&quot;;[.B43])" office:value-type="string" office:string-value="xtiger_cc_2_1_09_01" calcext:value-type="string">
            <text:p>xtiger_cc_2_1_09_01</text:p>
          </table:table-cell>
          <table:table-cell table:formula="of:=SUBSTITUTE([.C43];&quot;.&quot;;&quot;_&quot;)" office:value-type="string" office:string-value="2_1_09_01" calcext:value-type="string">
            <text:p>2_1_09_01</text:p>
          </table:table-cell>
          <table:table-cell office:value-type="string" calcext:value-type="string">
            <text:p>2.1.09.01</text:p>
          </table:table-cell>
          <table:table-cell office:value-type="string" calcext:value-type="string">
            <text:p>Representantes</text:p>
          </table:table-cell>
        </table:table-row>
        <table:table-row table:style-name="ro1">
          <table:table-cell table:formula="of:=CONCATENATE(&quot;xtiger_cc_&quot;;[.B44])" office:value-type="string" office:string-value="xtiger_cc_2_1_09_02" calcext:value-type="string">
            <text:p>xtiger_cc_2_1_09_02</text:p>
          </table:table-cell>
          <table:table-cell table:formula="of:=SUBSTITUTE([.C44];&quot;.&quot;;&quot;_&quot;)" office:value-type="string" office:string-value="2_1_09_02" calcext:value-type="string">
            <text:p>2_1_09_02</text:p>
          </table:table-cell>
          <table:table-cell office:value-type="string" calcext:value-type="string">
            <text:p>2.1.09.02</text:p>
          </table:table-cell>
          <table:table-cell office:value-type="string" calcext:value-type="string">
            <text:p>Seguros a Pagar</text:p>
          </table:table-cell>
        </table:table-row>
        <table:table-row table:style-name="ro1">
          <table:table-cell table:formula="of:=CONCATENATE(&quot;xtiger_cc_&quot;;[.B45])" office:value-type="string" office:string-value="xtiger_cc_2_1_09_09" calcext:value-type="string">
            <text:p>xtiger_cc_2_1_09_09</text:p>
          </table:table-cell>
          <table:table-cell table:formula="of:=SUBSTITUTE([.C45];&quot;.&quot;;&quot;_&quot;)" office:value-type="string" office:string-value="2_1_09_09" calcext:value-type="string">
            <text:p>2_1_09_09</text:p>
          </table:table-cell>
          <table:table-cell office:value-type="string" calcext:value-type="string">
            <text:p>2.1.09.09</text:p>
          </table:table-cell>
          <table:table-cell office:value-type="string" calcext:value-type="string">
            <text:p>Outras Contas a Pagar</text:p>
          </table:table-cell>
        </table:table-row>
        <table:table-row table:style-name="ro1">
          <table:table-cell table:formula="of:=CONCATENATE(&quot;xtiger_cc_&quot;;[.B46])" office:value-type="string" office:string-value="xtiger_cc_2_2" calcext:value-type="string">
            <text:p>xtiger_cc_2_2</text:p>
          </table:table-cell>
          <table:table-cell table:formula="of:=SUBSTITUTE([.C46];&quot;.&quot;;&quot;_&quot;)" office:value-type="string" office:string-value="2_2" calcext:value-type="string">
            <text:p>2_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Passivo Nao Circulante</text:p>
          </table:table-cell>
        </table:table-row>
        <table:table-row table:style-name="ro1">
          <table:table-cell table:formula="of:=CONCATENATE(&quot;xtiger_cc_&quot;;[.B47])" office:value-type="string" office:string-value="xtiger_cc_2_2_01" calcext:value-type="string">
            <text:p>xtiger_cc_2_2_01</text:p>
          </table:table-cell>
          <table:table-cell table:formula="of:=SUBSTITUTE([.C47];&quot;.&quot;;&quot;_&quot;)" office:value-type="string" office:string-value="2_2_01" calcext:value-type="string">
            <text:p>2_2_01</text:p>
          </table:table-cell>
          <table:table-cell office:value-type="string" calcext:value-type="string">
            <text:p>2.2.01</text:p>
          </table:table-cell>
          <table:table-cell office:value-type="string" calcext:value-type="string">
            <text:p>Coligadas</text:p>
          </table:table-cell>
        </table:table-row>
        <table:table-row table:style-name="ro1">
          <table:table-cell table:formula="of:=CONCATENATE(&quot;xtiger_cc_&quot;;[.B48])" office:value-type="string" office:string-value="xtiger_cc_2_2_01_01" calcext:value-type="string">
            <text:p>xtiger_cc_2_2_01_01</text:p>
          </table:table-cell>
          <table:table-cell table:formula="of:=SUBSTITUTE([.C48];&quot;.&quot;;&quot;_&quot;)" office:value-type="string" office:string-value="2_2_01_01" calcext:value-type="string">
            <text:p>2_2_01_01</text:p>
          </table:table-cell>
          <table:table-cell office:value-type="string" calcext:value-type="string">
            <text:p>2.2.01.01</text:p>
          </table:table-cell>
          <table:table-cell office:value-type="string" calcext:value-type="string">
            <text:p>Créditos Mútuo</text:p>
          </table:table-cell>
        </table:table-row>
        <table:table-row table:style-name="ro1">
          <table:table-cell table:formula="of:=CONCATENATE(&quot;xtiger_cc_&quot;;[.B49])" office:value-type="string" office:string-value="xtiger_cc_2_3" calcext:value-type="string">
            <text:p>xtiger_cc_2_3</text:p>
          </table:table-cell>
          <table:table-cell table:formula="of:=SUBSTITUTE([.C49];&quot;.&quot;;&quot;_&quot;)" office:value-type="string" office:string-value="2_3" calcext:value-type="string">
            <text:p>2_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Patrimonio Liquido</text:p>
          </table:table-cell>
        </table:table-row>
        <table:table-row table:style-name="ro1">
          <table:table-cell table:formula="of:=CONCATENATE(&quot;xtiger_cc_&quot;;[.B50])" office:value-type="string" office:string-value="xtiger_cc_2_3_01" calcext:value-type="string">
            <text:p>xtiger_cc_2_3_01</text:p>
          </table:table-cell>
          <table:table-cell table:formula="of:=SUBSTITUTE([.C50];&quot;.&quot;;&quot;_&quot;)" office:value-type="string" office:string-value="2_3_01" calcext:value-type="string">
            <text:p>2_3_01</text:p>
          </table:table-cell>
          <table:table-cell office:value-type="string" calcext:value-type="string">
            <text:p>2.3.01</text:p>
          </table:table-cell>
          <table:table-cell office:value-type="string" calcext:value-type="string">
            <text:p>Capital Social</text:p>
          </table:table-cell>
        </table:table-row>
        <table:table-row table:style-name="ro1">
          <table:table-cell table:formula="of:=CONCATENATE(&quot;xtiger_cc_&quot;;[.B51])" office:value-type="string" office:string-value="xtiger_cc_2_3_01_01" calcext:value-type="string">
            <text:p>xtiger_cc_2_3_01_01</text:p>
          </table:table-cell>
          <table:table-cell table:formula="of:=SUBSTITUTE([.C51];&quot;.&quot;;&quot;_&quot;)" office:value-type="string" office:string-value="2_3_01_01" calcext:value-type="string">
            <text:p>2_3_01_01</text:p>
          </table:table-cell>
          <table:table-cell office:value-type="string" calcext:value-type="string">
            <text:p>2.3.01.01</text:p>
          </table:table-cell>
          <table:table-cell office:value-type="string" calcext:value-type="string">
            <text:p>Capital Social Integralizado</text:p>
          </table:table-cell>
        </table:table-row>
        <table:table-row table:style-name="ro1">
          <table:table-cell table:formula="of:=CONCATENATE(&quot;xtiger_cc_&quot;;[.B52])" office:value-type="string" office:string-value="xtiger_cc_2_3_02" calcext:value-type="string">
            <text:p>xtiger_cc_2_3_02</text:p>
          </table:table-cell>
          <table:table-cell table:formula="of:=SUBSTITUTE([.C52];&quot;.&quot;;&quot;_&quot;)" office:value-type="string" office:string-value="2_3_02" calcext:value-type="string">
            <text:p>2_3_02</text:p>
          </table:table-cell>
          <table:table-cell office:value-type="string" calcext:value-type="string">
            <text:p>2.3.02</text:p>
          </table:table-cell>
          <table:table-cell office:value-type="string" calcext:value-type="string">
            <text:p>Reservas</text:p>
          </table:table-cell>
        </table:table-row>
        <table:table-row table:style-name="ro1">
          <table:table-cell table:formula="of:=CONCATENATE(&quot;xtiger_cc_&quot;;[.B53])" office:value-type="string" office:string-value="xtiger_cc_2_3_02_01" calcext:value-type="string">
            <text:p>xtiger_cc_2_3_02_01</text:p>
          </table:table-cell>
          <table:table-cell table:formula="of:=SUBSTITUTE([.C53];&quot;.&quot;;&quot;_&quot;)" office:value-type="string" office:string-value="2_3_02_01" calcext:value-type="string">
            <text:p>2_3_02_01</text:p>
          </table:table-cell>
          <table:table-cell office:value-type="string" calcext:value-type="string">
            <text:p>2.3.02.01</text:p>
          </table:table-cell>
          <table:table-cell office:value-type="string" calcext:value-type="string">
            <text:p>Reservas Próprias</text:p>
          </table:table-cell>
        </table:table-row>
        <table:table-row table:style-name="ro1">
          <table:table-cell table:formula="of:=CONCATENATE(&quot;xtiger_cc_&quot;;[.B54])" office:value-type="string" office:string-value="xtiger_cc_2_3_03" calcext:value-type="string">
            <text:p>xtiger_cc_2_3_03</text:p>
          </table:table-cell>
          <table:table-cell table:formula="of:=SUBSTITUTE([.C54];&quot;.&quot;;&quot;_&quot;)" office:value-type="string" office:string-value="2_3_03" calcext:value-type="string">
            <text:p>2_3_03</text:p>
          </table:table-cell>
          <table:table-cell office:value-type="string" calcext:value-type="string">
            <text:p>2.3.03</text:p>
          </table:table-cell>
          <table:table-cell office:value-type="string" calcext:value-type="string">
            <text:p>Ajuste Patrimonial</text:p>
          </table:table-cell>
        </table:table-row>
        <table:table-row table:style-name="ro1">
          <table:table-cell table:formula="of:=CONCATENATE(&quot;xtiger_cc_&quot;;[.B55])" office:value-type="string" office:string-value="xtiger_cc_2_3_03_01" calcext:value-type="string">
            <text:p>xtiger_cc_2_3_03_01</text:p>
          </table:table-cell>
          <table:table-cell table:formula="of:=SUBSTITUTE([.C55];&quot;.&quot;;&quot;_&quot;)" office:value-type="string" office:string-value="2_3_03_01" calcext:value-type="string">
            <text:p>2_3_03_01</text:p>
          </table:table-cell>
          <table:table-cell office:value-type="string" calcext:value-type="string">
            <text:p>2.3.03.01</text:p>
          </table:table-cell>
          <table:table-cell office:value-type="string" calcext:value-type="string">
            <text:p>Bens Próprios</text:p>
          </table:table-cell>
        </table:table-row>
        <table:table-row table:style-name="ro1">
          <table:table-cell table:formula="of:=CONCATENATE(&quot;xtiger_cc_&quot;;[.B56])" office:value-type="string" office:string-value="xtiger_cc_3" calcext:value-type="string">
            <text:p>xtiger_cc_3</text:p>
          </table:table-cell>
          <table:table-cell table:formula="of:=SUBSTITUTE([.C56];&quot;.&quot;;&quot;_&quot;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esultado do Exercício</text:p>
          </table:table-cell>
        </table:table-row>
        <table:table-row table:style-name="ro1">
          <table:table-cell table:formula="of:=CONCATENATE(&quot;xtiger_cc_&quot;;[.B57])" office:value-type="string" office:string-value="xtiger_cc_3_1" calcext:value-type="string">
            <text:p>xtiger_cc_3_1</text:p>
          </table:table-cell>
          <table:table-cell table:formula="of:=SUBSTITUTE([.C57];&quot;.&quot;;&quot;_&quot;)" office:value-type="string" office:string-value="3_1" calcext:value-type="string">
            <text:p>3_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Receita Liquida</text:p>
          </table:table-cell>
        </table:table-row>
        <table:table-row table:style-name="ro1">
          <table:table-cell table:formula="of:=CONCATENATE(&quot;xtiger_cc_&quot;;[.B58])" office:value-type="string" office:string-value="xtiger_cc_3_1_01" calcext:value-type="string">
            <text:p>xtiger_cc_3_1_01</text:p>
          </table:table-cell>
          <table:table-cell table:formula="of:=SUBSTITUTE([.C58];&quot;.&quot;;&quot;_&quot;)" office:value-type="string" office:string-value="3_1_01" calcext:value-type="string">
            <text:p>3_1_01</text:p>
          </table:table-cell>
          <table:table-cell office:value-type="string" calcext:value-type="string">
            <text:p>3.1.01</text:p>
          </table:table-cell>
          <table:table-cell office:value-type="string" calcext:value-type="string">
            <text:p>Receita Bruta</text:p>
          </table:table-cell>
        </table:table-row>
        <table:table-row table:style-name="ro1">
          <table:table-cell table:formula="of:=CONCATENATE(&quot;xtiger_cc_&quot;;[.B59])" office:value-type="string" office:string-value="xtiger_cc_3_1_01_01" calcext:value-type="string">
            <text:p>xtiger_cc_3_1_01_01</text:p>
          </table:table-cell>
          <table:table-cell table:formula="of:=SUBSTITUTE([.C59];&quot;.&quot;;&quot;_&quot;)" office:value-type="string" office:string-value="3_1_01_01" calcext:value-type="string">
            <text:p>3_1_01_01</text:p>
          </table:table-cell>
          <table:table-cell office:value-type="string" calcext:value-type="string">
            <text:p>3.1.01.01</text:p>
          </table:table-cell>
          <table:table-cell office:value-type="string" calcext:value-type="string">
            <text:p>Receita Vendas</text:p>
          </table:table-cell>
        </table:table-row>
        <table:table-row table:style-name="ro1">
          <table:table-cell table:formula="of:=CONCATENATE(&quot;xtiger_cc_&quot;;[.B60])" office:value-type="string" office:string-value="xtiger_cc_3_1_01_02" calcext:value-type="string">
            <text:p>xtiger_cc_3_1_01_02</text:p>
          </table:table-cell>
          <table:table-cell table:formula="of:=SUBSTITUTE([.C60];&quot;.&quot;;&quot;_&quot;)" office:value-type="string" office:string-value="3_1_01_02" calcext:value-type="string">
            <text:p>3_1_01_02</text:p>
          </table:table-cell>
          <table:table-cell office:value-type="string" calcext:value-type="string">
            <text:p>3.1.01.02</text:p>
          </table:table-cell>
          <table:table-cell office:value-type="string" calcext:value-type="string">
            <text:p>Receita Financeira</text:p>
          </table:table-cell>
        </table:table-row>
        <table:table-row table:style-name="ro1">
          <table:table-cell table:formula="of:=CONCATENATE(&quot;xtiger_cc_&quot;;[.B61])" office:value-type="string" office:string-value="xtiger_cc_3_1_01_03" calcext:value-type="string">
            <text:p>xtiger_cc_3_1_01_03</text:p>
          </table:table-cell>
          <table:table-cell table:formula="of:=SUBSTITUTE([.C61];&quot;.&quot;;&quot;_&quot;)" office:value-type="string" office:string-value="3_1_01_03" calcext:value-type="string">
            <text:p>3_1_01_03</text:p>
          </table:table-cell>
          <table:table-cell office:value-type="string" calcext:value-type="string">
            <text:p>3.1.01.03</text:p>
          </table:table-cell>
          <table:table-cell office:value-type="string" calcext:value-type="string">
            <text:p>Outras Receitas Operacionais</text:p>
          </table:table-cell>
        </table:table-row>
        <table:table-row table:style-name="ro1">
          <table:table-cell table:formula="of:=CONCATENATE(&quot;xtiger_cc_&quot;;[.B62])" office:value-type="string" office:string-value="xtiger_cc_3_1_02" calcext:value-type="string">
            <text:p>xtiger_cc_3_1_02</text:p>
          </table:table-cell>
          <table:table-cell table:formula="of:=SUBSTITUTE([.C62];&quot;.&quot;;&quot;_&quot;)" office:value-type="string" office:string-value="3_1_02" calcext:value-type="string">
            <text:p>3_1_02</text:p>
          </table:table-cell>
          <table:table-cell office:value-type="string" calcext:value-type="string">
            <text:p>3.1.02</text:p>
          </table:table-cell>
          <table:table-cell office:value-type="string" calcext:value-type="string">
            <text:p>(-) Deduções das Vendas</text:p>
          </table:table-cell>
        </table:table-row>
        <table:table-row table:style-name="ro1">
          <table:table-cell table:formula="of:=CONCATENATE(&quot;xtiger_cc_&quot;;[.B63])" office:value-type="string" office:string-value="xtiger_cc_3_1_02_01" calcext:value-type="string">
            <text:p>xtiger_cc_3_1_02_01</text:p>
          </table:table-cell>
          <table:table-cell table:formula="of:=SUBSTITUTE([.C63];&quot;.&quot;;&quot;_&quot;)" office:value-type="string" office:string-value="3_1_02_01" calcext:value-type="string">
            <text:p>3_1_02_01</text:p>
          </table:table-cell>
          <table:table-cell office:value-type="string" calcext:value-type="string">
            <text:p>3.1.02.01</text:p>
          </table:table-cell>
          <table:table-cell office:value-type="string" calcext:value-type="string">
            <text:p>Deduções das Vendas</text:p>
          </table:table-cell>
        </table:table-row>
        <table:table-row table:style-name="ro1">
          <table:table-cell table:formula="of:=CONCATENATE(&quot;xtiger_cc_&quot;;[.B64])" office:value-type="string" office:string-value="xtiger_cc_3_2" calcext:value-type="string">
            <text:p>xtiger_cc_3_2</text:p>
          </table:table-cell>
          <table:table-cell table:formula="of:=SUBSTITUTE([.C64];&quot;.&quot;;&quot;_&quot;)" office:value-type="string" office:string-value="3_2" calcext:value-type="string">
            <text:p>3_2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Custos e Despesas</text:p>
          </table:table-cell>
        </table:table-row>
        <table:table-row table:style-name="ro1">
          <table:table-cell table:formula="of:=CONCATENATE(&quot;xtiger_cc_&quot;;[.B65])" office:value-type="string" office:string-value="xtiger_cc_3_2_01" calcext:value-type="string">
            <text:p>xtiger_cc_3_2_01</text:p>
          </table:table-cell>
          <table:table-cell table:formula="of:=SUBSTITUTE([.C65];&quot;.&quot;;&quot;_&quot;)" office:value-type="string" office:string-value="3_2_01" calcext:value-type="string">
            <text:p>3_2_01</text:p>
          </table:table-cell>
          <table:table-cell office:value-type="string" calcext:value-type="string">
            <text:p>3.2.01</text:p>
          </table:table-cell>
          <table:table-cell office:value-type="string" calcext:value-type="string">
            <text:p>Custos</text:p>
          </table:table-cell>
        </table:table-row>
        <table:table-row table:style-name="ro1">
          <table:table-cell table:formula="of:=CONCATENATE(&quot;xtiger_cc_&quot;;[.B66])" office:value-type="string" office:string-value="xtiger_cc_3_2_01_01" calcext:value-type="string">
            <text:p>xtiger_cc_3_2_01_01</text:p>
          </table:table-cell>
          <table:table-cell table:formula="of:=SUBSTITUTE([.C66];&quot;.&quot;;&quot;_&quot;)" office:value-type="string" office:string-value="3_2_01_01" calcext:value-type="string">
            <text:p>3_2_01_01</text:p>
          </table:table-cell>
          <table:table-cell office:value-type="string" calcext:value-type="string">
            <text:p>3.2.01.01</text:p>
          </table:table-cell>
          <table:table-cell office:value-type="string" calcext:value-type="string">
            <text:p>Custos Sobre Vendas </text:p>
          </table:table-cell>
        </table:table-row>
        <table:table-row table:style-name="ro1">
          <table:table-cell table:formula="of:=CONCATENATE(&quot;xtiger_cc_&quot;;[.B67])" office:value-type="string" office:string-value="xtiger_cc_3_2_02" calcext:value-type="string">
            <text:p>xtiger_cc_3_2_02</text:p>
          </table:table-cell>
          <table:table-cell table:formula="of:=SUBSTITUTE([.C67];&quot;.&quot;;&quot;_&quot;)" office:value-type="string" office:string-value="3_2_02" calcext:value-type="string">
            <text:p>3_2_02</text:p>
          </table:table-cell>
          <table:table-cell office:value-type="string" calcext:value-type="string">
            <text:p>3.2.02</text:p>
          </table:table-cell>
          <table:table-cell office:value-type="string" calcext:value-type="string">
            <text:p>Despesas</text:p>
          </table:table-cell>
        </table:table-row>
        <table:table-row table:style-name="ro1">
          <table:table-cell table:formula="of:=CONCATENATE(&quot;xtiger_cc_&quot;;[.B68])" office:value-type="string" office:string-value="xtiger_cc_3_2_02_01" calcext:value-type="string">
            <text:p>xtiger_cc_3_2_02_01</text:p>
          </table:table-cell>
          <table:table-cell table:formula="of:=SUBSTITUTE([.C68];&quot;.&quot;;&quot;_&quot;)" office:value-type="string" office:string-value="3_2_02_01" calcext:value-type="string">
            <text:p>3_2_02_01</text:p>
          </table:table-cell>
          <table:table-cell office:value-type="string" calcext:value-type="string">
            <text:p>3.2.02.01</text:p>
          </table:table-cell>
          <table:table-cell office:value-type="string" calcext:value-type="string">
            <text:p>Despesas Comerciais</text:p>
          </table:table-cell>
        </table:table-row>
        <table:table-row table:style-name="ro1">
          <table:table-cell table:formula="of:=CONCATENATE(&quot;xtiger_cc_&quot;;[.B69])" office:value-type="string" office:string-value="xtiger_cc_3_2_02_02" calcext:value-type="string">
            <text:p>xtiger_cc_3_2_02_02</text:p>
          </table:table-cell>
          <table:table-cell table:formula="of:=SUBSTITUTE([.C69];&quot;.&quot;;&quot;_&quot;)" office:value-type="string" office:string-value="3_2_02_02" calcext:value-type="string">
            <text:p>3_2_02_02</text:p>
          </table:table-cell>
          <table:table-cell office:value-type="string" calcext:value-type="string">
            <text:p>3.2.02.02</text:p>
          </table:table-cell>
          <table:table-cell office:value-type="string" calcext:value-type="string">
            <text:p>Despesas Administrativas</text:p>
          </table:table-cell>
        </table:table-row>
        <table:table-row table:style-name="ro1">
          <table:table-cell table:formula="of:=CONCATENATE(&quot;xtiger_cc_&quot;;[.B70])" office:value-type="string" office:string-value="xtiger_cc_3_2_02_03" calcext:value-type="string">
            <text:p>xtiger_cc_3_2_02_03</text:p>
          </table:table-cell>
          <table:table-cell table:formula="of:=SUBSTITUTE([.C70];&quot;.&quot;;&quot;_&quot;)" office:value-type="string" office:string-value="3_2_02_03" calcext:value-type="string">
            <text:p>3_2_02_03</text:p>
          </table:table-cell>
          <table:table-cell office:value-type="string" calcext:value-type="string">
            <text:p>3.2.02.03</text:p>
          </table:table-cell>
          <table:table-cell office:value-type="string" calcext:value-type="string">
            <text:p>Despesas Operacionais</text:p>
          </table:table-cell>
        </table:table-row>
        <table:table-row table:style-name="ro1">
          <table:table-cell table:formula="of:=CONCATENATE(&quot;xtiger_cc_&quot;;[.B71])" office:value-type="string" office:string-value="xtiger_cc_3_2_02_04" calcext:value-type="string">
            <text:p>xtiger_cc_3_2_02_04</text:p>
          </table:table-cell>
          <table:table-cell table:formula="of:=SUBSTITUTE([.C71];&quot;.&quot;;&quot;_&quot;)" office:value-type="string" office:string-value="3_2_02_04" calcext:value-type="string">
            <text:p>3_2_02_04</text:p>
          </table:table-cell>
          <table:table-cell office:value-type="string" calcext:value-type="string">
            <text:p>3.2.02.04</text:p>
          </table:table-cell>
          <table:table-cell office:value-type="string" calcext:value-type="string">
            <text:p>Despesas com Pessoal</text:p>
          </table:table-cell>
        </table:table-row>
        <table:table-row table:style-name="ro1">
          <table:table-cell table:formula="of:=CONCATENATE(&quot;xtiger_cc_&quot;;[.B72])" office:value-type="string" office:string-value="xtiger_cc_3_2_02_05" calcext:value-type="string">
            <text:p>xtiger_cc_3_2_02_05</text:p>
          </table:table-cell>
          <table:table-cell table:formula="of:=SUBSTITUTE([.C72];&quot;.&quot;;&quot;_&quot;)" office:value-type="string" office:string-value="3_2_02_05" calcext:value-type="string">
            <text:p>3_2_02_05</text:p>
          </table:table-cell>
          <table:table-cell office:value-type="string" calcext:value-type="string">
            <text:p>3.2.02.05</text:p>
          </table:table-cell>
          <table:table-cell office:value-type="string" calcext:value-type="string">
            <text:p>Despesas Financeiras</text:p>
          </table:table-cell>
        </table:table-row>
        <table:table-row table:style-name="ro1">
          <table:table-cell table:formula="of:=CONCATENATE(&quot;xtiger_cc_&quot;;[.B73])" office:value-type="string" office:string-value="xtiger_cc_3_2_02_06" calcext:value-type="string">
            <text:p>xtiger_cc_3_2_02_06</text:p>
          </table:table-cell>
          <table:table-cell table:formula="of:=SUBSTITUTE([.C73];&quot;.&quot;;&quot;_&quot;)" office:value-type="string" office:string-value="3_2_02_06" calcext:value-type="string">
            <text:p>3_2_02_06</text:p>
          </table:table-cell>
          <table:table-cell office:value-type="string" calcext:value-type="string">
            <text:p>3.2.02.06</text:p>
          </table:table-cell>
          <table:table-cell office:value-type="string" calcext:value-type="string">
            <text:p>Despesas Tributárias</text:p>
          </table:table-cell>
        </table:table-row>
        <table:table-row table:style-name="ro1">
          <table:table-cell table:formula="of:=CONCATENATE(&quot;xtiger_cc_&quot;;[.B74])" office:value-type="string" office:string-value="xtiger_cc_3_2_02_07" calcext:value-type="string">
            <text:p>xtiger_cc_3_2_02_07</text:p>
          </table:table-cell>
          <table:table-cell table:formula="of:=SUBSTITUTE([.C74];&quot;.&quot;;&quot;_&quot;)" office:value-type="string" office:string-value="3_2_02_07" calcext:value-type="string">
            <text:p>3_2_02_07</text:p>
          </table:table-cell>
          <table:table-cell office:value-type="string" calcext:value-type="string">
            <text:p>3.2.02.07</text:p>
          </table:table-cell>
          <table:table-cell office:value-type="string" calcext:value-type="string">
            <text:p>Outras Despesas</text:p>
          </table:table-cell>
        </table:table-row>
        <table:table-row table:style-name="ro1">
          <table:table-cell table:formula="of:=CONCATENATE(&quot;xtiger_cc_&quot;;[.B75])" office:value-type="string" office:string-value="xtiger_cc_4" calcext:value-type="string">
            <text:p>xtiger_cc_4</text:p>
          </table:table-cell>
          <table:table-cell table:formula="of:=SUBSTITUTE([.C75];&quot;.&quot;;&quot;_&quot;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ncerramento</text:p>
          </table:table-cell>
        </table:table-row>
        <table:table-row table:style-name="ro1">
          <table:table-cell table:formula="of:=CONCATENATE(&quot;xtiger_cc_&quot;;[.B76])" office:value-type="string" office:string-value="xtiger_cc_4_1" calcext:value-type="string">
            <text:p>xtiger_cc_4_1</text:p>
          </table:table-cell>
          <table:table-cell table:formula="of:=SUBSTITUTE([.C76];&quot;.&quot;;&quot;_&quot;)" office:value-type="string" office:string-value="4_1" calcext:value-type="string">
            <text:p>4_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Encerramento do Exercicio</text:p>
          </table:table-cell>
        </table:table-row>
        <table:table-row table:style-name="ro1" table:number-rows-repeated="104849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11:06:32.3594714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9T11:27:13.231700897</dc:date>
    <meta:editing-duration>PT1H24M35S</meta:editing-duration>
    <meta:editing-cycles>11</meta:editing-cycles>
    <meta:generator>LibreOffice/6.0.7.3$Linux_X86_64 LibreOffice_project/00m0$Build-3</meta:generator>
    <meta:document-statistic meta:table-count="1" meta:cell-count="304" meta:object-count="0"/>
  </office:meta>
</office:document-meta>
</file>